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36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5.245cm" svg:height="9.004cm" svg:x="-0.021cm" svg:y="9.656cm">
            <draw:object draw:notify-on-update-of-ranges="Feuille1.A3:Feuille1.A18 Feuille1.B2:Feuille1.B2 Feuille1.B3:Feuille1.B18 Feuille1.C2:Feuille1.C2 Feuille1.C3:Feuille1.C18 Feuille1.D2:Feuille1.D2 Feuille1.D3:Feuille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/>
          <table:table-cell table:style-name="Default" office:value-type="string" calcext:value-type="string">
            <text:p>date de début</text:p>
          </table:table-cell>
          <table:table-cell office:value-type="string" calcext:value-type="string">
            <text:p>réalisé</text:p>
          </table:table-cell>
          <table:table-cell office:value-type="string" calcext:value-type="string">
            <text:p>restant</text:p>
          </table:table-cell>
          <table:table-cell table:style-name="Default" office:value-type="string" calcext:value-type="string">
            <text:p>date de fin</text:p>
          </table:table-cell>
        </table:table-row>
        <table:table-row table:style-name="ro1">
          <table:table-cell office:value-type="string" calcext:value-type="string">
            <text:p>création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 + [.C2] + [.D2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éation de classes générique pour les entités et les interfaces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3] + [.C3] + [.D3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e la fenêtre principale et affichage de la gril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 + [.C4] + [.D4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reation d’une entitée général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5] + [.C5] + [.D5] - 1" office:value-type="date" office:date-value="2022-01-31" calcext:value-type="date">
            <text:p>31/01/22</text:p>
          </table:table-cell>
        </table:table-row>
        <table:table-row table:style-name="ro1">
          <table:table-cell office:value-type="string" calcext:value-type="string">
            <text:p>conception générale des entitée dynamique</text:p>
          </table:table-cell>
          <table:table-cell office:value-type="date" office:date-value="2022-01-31" calcext:value-type="date">
            <text:p>31/01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6] + [.C6] + [.D6] - 1" office:value-type="date" office:date-value="2022-02-06" calcext:value-type="date">
            <text:p>06/02/22</text:p>
          </table:table-cell>
        </table:table-row>
        <table:table-row table:style-name="ro1">
          <table:table-cell office:value-type="string" calcext:value-type="string">
            <text:p>creation d’une entitée fleur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7] + [.C7] + [.D7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 thread gérant le déplacement d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8] + [.C8] + [.D8] - 1" office:value-type="date" office:date-value="2022-02-07" calcext:value-type="date">
            <text:p>07/02/22</text:p>
          </table:table-cell>
        </table:table-row>
        <table:table-row table:style-name="ro1">
          <table:table-cell office:value-type="string" calcext:value-type="string">
            <text:p>creation d’une interface interactive pour les entité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9] + [.C9] + [.D9] - 1" office:value-type="date" office:date-value="2022-02-08" calcext:value-type="date">
            <text:p>08/02/22</text:p>
          </table:table-cell>
        </table:table-row>
        <table:table-row table:style-name="ro1">
          <table:table-cell office:value-type="string" calcext:value-type="string">
            <text:p>creation d’une interface dynamique pour les fleurs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0] + [.C10] + [.D10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dimensionnement dynamique de la fenêtre principale</text:p>
          </table:table-cell>
          <table:table-cell office:value-type="date" office:date-value="2022-02-07" calcext:value-type="date">
            <text:p>07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1] + [.C11] + [.D11] - 1" office:value-type="date" office:date-value="2022-02-13" calcext:value-type="date">
            <text:p>13/02/22</text:p>
          </table:table-cell>
        </table:table-row>
        <table:table-row table:style-name="ro1">
          <table:table-cell office:value-type="string" calcext:value-type="string">
            <text:p>refonte visuelle de l’interface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2] + [.C12] + [.D12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création d’un ennemis sur le modèle de l’entité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13] + [.C13] + [.D13] - 1" office:value-type="date" office:date-value="2022-02-21" calcext:value-type="date">
            <text:p>21/02/22</text:p>
          </table:table-cell>
        </table:table-row>
        <table:table-row table:style-name="ro1">
          <table:table-cell office:value-type="string" calcext:value-type="string">
            <text:p>première itération des bâtiment</text:p>
          </table:table-cell>
          <table:table-cell office:value-type="date" office:date-value="2022-02-14" calcext:value-type="date">
            <text:p>14/02/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 + [.C14] + [.D14] - 1" office:value-type="date" office:date-value="2022-02-20" calcext:value-type="date">
            <text:p>20/02/22</text:p>
          </table:table-cell>
        </table:table-row>
        <table:table-row table:style-name="ro1">
          <table:table-cell office:value-type="string" calcext:value-type="string">
            <text:p>création des forges </text:p>
          </table:table-cell>
          <table:table-cell office:value-type="date" office:date-value="2022-02-24" calcext:value-type="date">
            <text:p>24/02/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5] + [.C15] + [.D15] - 1" office:value-type="date" office:date-value="2022-02-26" calcext:value-type="date">
            <text:p>26/02/22</text:p>
          </table:table-cell>
        </table:table-row>
        <table:table-row table:style-name="ro1">
          <table:table-cell office:value-type="string" calcext:value-type="string">
            <text:p>création des règles de production des forges</text:p>
          </table:table-cell>
          <table:table-cell table:style-name="ce3" office:value-type="date" office:date-value="2022-02-24" calcext:value-type="date">
            <text:p>24/02/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16] + [.C16] + [.D16] - 1" office:value-type="date" office:date-value="2022-02-26" calcext:value-type="date">
            <text:p>26/02/22</text:p>
          </table:table-cell>
        </table:table-row>
        <table:table-row table:style-name="ro1">
          <table:table-cell office:value-type="string" calcext:value-type="string">
            <text:p>création d’une interface basique pour la forge</text:p>
          </table:table-cell>
          <table:table-cell office:value-type="date" office:date-value="2022-02-26" calcext:value-type="date">
            <text:p>26/02/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17] + [.C17] + [.D17] - 1" office:value-type="date" office:date-value="2022-02-27" calcext:value-type="date">
            <text:p>27/02/22</text:p>
          </table:table-cell>
        </table:table-row>
        <table:table-row table:style-name="ro1">
          <table:table-cell office:value-type="string" calcext:value-type="string">
            <text:p>refonte systême de selection des entités dans la grille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15:30:16.049651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4:38:45.900707566</meta:creation-date>
    <dc:date>2022-03-14T16:31:39.089367681</dc:date>
    <meta:editing-duration>PT1H5M18S</meta:editing-duration>
    <meta:editing-cycles>5</meta:editing-cycles>
    <meta:generator>LibreOffice/6.4.7.2$Linux_X86_64 LibreOffice_project/40$Build-2</meta:generator>
    <meta:document-statistic meta:table-count="1" meta:cell-count="8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7">
      <style:chart-properties chart:display-label="true" chart:logarithmic="false" chart:minimum="44592" chart:maximum="44621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246cm" svg:height="9.005cm" xlink:href=".." xlink:type="simple" chart:class="chart:bar" chart:style-name="ch1">
        <chart:legend chart:legend-position="end" svg:x="33.168cm" svg:y="3.705cm" style:legend-expansion="high" chart:style-name="ch2"/>
        <chart:plot-area chart:style-name="ch3" table:cell-range-address="Feuille1.A2:Feuille1.D18" chart:data-source-has-labels="both" svg:x="0.704cm" svg:y="0.18cm" svg:width="31.76cm" svg:height="8.645cm">
          <chartooo:coordinate-region svg:x="10.56cm" svg:y="0.828cm" svg:width="21.904cm" svg:height="7.997cm"/>
          <chart:axis chart:dimension="x" chart:name="primary-x" chart:style-name="ch4" chartooo:axis-type="auto">
            <chartooo:date-scale/>
            <chart:categories table:cell-range-address="Feuille1.A3:Feuille1.A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B3:Feuille1.B18" chart:label-cell-address="Feuille1.B2:Feuille1.B2" chart:class="chart:bar">
            <chart:data-point chart:repeated="16"/>
          </chart:series>
          <chart:series chart:style-name="ch8" chart:values-cell-range-address="Feuille1.C3:Feuille1.C18" chart:label-cell-address="Feuille1.C2:Feuille1.C2" chart:class="chart:bar">
            <chart:data-point chart:repeated="16"/>
          </chart:series>
          <chart:series chart:style-name="ch9" chart:values-cell-range-address="Feuille1.D3:Feuille1.D18" chart:label-cell-address="Feuille1.D2:Feuille1.D2" chart:class="chart:ba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1/01/22</text:p>
                <draw:g>
                  <svg:desc>Feuille1.B2:Feuille1.B2</svg:desc>
                </draw:g>
              </table:table-cell>
              <table:table-cell office:value-type="string">
                <text:p>1</text:p>
                <draw:g>
                  <svg:desc>Feuille1.C2:Feuille1.C2</svg:desc>
                </draw:g>
              </table:table-cell>
              <table:table-cell office:value-type="string">
                <text:p>0</text:p>
                <draw:g>
                  <svg:desc>Feuille1.D2:Feui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éation de classes générique pour les entités et les interfaces</text:p>
                <draw:g>
                  <svg:desc>Feuille1.A3:Feuille1.A18</svg:desc>
                </draw:g>
              </table:table-cell>
              <table:table-cell office:value-type="float" office:value="44592">
                <text:p>44592</text:p>
                <draw:g>
                  <svg:desc>Feuille1.B3:Feuille1.B18</svg:desc>
                </draw:g>
              </table:table-cell>
              <table:table-cell office:value-type="float" office:value="1">
                <text:p>1</text:p>
                <draw:g>
                  <svg:desc>Feuille1.C3:Feuille1.C18</svg:desc>
                </draw:g>
              </table:table-cell>
              <table:table-cell office:value-type="float" office:value="0">
                <text:p>0</text:p>
                <draw:g>
                  <svg:desc>Feuille1.D3:Feuille1.D18</svg:desc>
                </draw:g>
              </table:table-cell>
            </table:table-row>
            <table:table-row>
              <table:table-cell office:value-type="string">
                <text:p>creation de la fenêtre principale et affichage de la gril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générale</text:p>
              </table:table-cell>
              <table:table-cell office:value-type="float" office:value="44592">
                <text:p>445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nception générale des entitée dynamique</text:p>
              </table:table-cell>
              <table:table-cell office:value-type="float" office:value="44592">
                <text:p>4459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entitée fleur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 thread gérant le déplacement d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interactive pour les entités</text:p>
              </table:table-cell>
              <table:table-cell office:value-type="float" office:value="44599">
                <text:p>445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eation d’une interface dynamique pour les fleurs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imensionnement dynamique de la fenêtre principale</text:p>
              </table:table-cell>
              <table:table-cell office:value-type="float" office:value="44599">
                <text:p>4459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visuelle de l’interface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réation d’un ennemis sur le modèle de l’entité</text:p>
              </table:table-cell>
              <table:table-cell office:value-type="float" office:value="44606">
                <text:p>44606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remière itération des bâtiment</text:p>
              </table:table-cell>
              <table:table-cell office:value-type="float" office:value="44606">
                <text:p>4460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forges 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es règles de production des forges</text:p>
              </table:table-cell>
              <table:table-cell office:value-type="float" office:value="44616">
                <text:p>446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réation d’une interface basique pour la forge</text:p>
              </table:table-cell>
              <table:table-cell office:value-type="float" office:value="44618">
                <text:p>446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fonte systême de selection des entités dans la grill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